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AssemblyFactoryBean.get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Factory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FactoryBean.ge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iceAssemblyFactoryBean.setRegistry( 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